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af7" officeooo:paragraph-rsid="000e5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Castillo Camargo</text:p>
      <text:p text:style-name="P1"/>
      <text:p text:style-name="P1">Reglas de negocio:</text:p>
      <text:p text:style-name="P1"/>
      <text:p text:style-name="P1">Un curso puede tener varios grupos.</text:p>
      <text:p text:style-name="P1">Toda universidad tiene que tener cursos</text:p>
      <text:p text:style-name="P1">Todo curso debe tener al menos un grupo.</text:p>
      <text:p text:style-name="P1">Todo instructor imparte Dicta </text:p>
      <text:p text:style-name="P1">Existen profesores sin salaro</text:p>
      <text:p text:style-name="P1">todo Dicta debe tener al menos un profesor y un grupo existente asociados</text:p>
      <text:p text:style-name="P1">todo curso debe tener al menos un código y una unidad académica existente.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7:49:42.770493579</meta:creation-date>
    <dc:date>2020-03-03T17:53:31.323624888</dc:date>
    <meta:editing-duration>PT3M55S</meta:editing-duration>
    <meta:editing-cycles>1</meta:editing-cycles>
    <meta:document-statistic meta:table-count="0" meta:image-count="0" meta:object-count="0" meta:page-count="1" meta:paragraph-count="9" meta:word-count="60" meta:character-count="362" meta:non-whitespace-character-count="310"/>
    <meta:generator>LibreOffice/6.3.5.2$Linux_X86_64 LibreOffice_project/30$Build-2</meta:generator>
  </office:meta>
</office:document-meta>
</file>